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34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  <style:style style:name="ce6" style:family="table-cell" style:parent-style-name="Default">
      <style:table-cell-properties fo:background-color="#ffffcc"/>
      <style:text-properties style:font-name="Arial" style:font-name-asian="WenQuanYi Zen Hei" style:font-name-complex="Lohit Devanagari"/>
    </style:style>
    <style:style style:name="ce7" style:family="table-cell" style:parent-style-name="Default">
      <style:table-cell-properties fo:background-color="#e6e6e6"/>
      <style:text-properties fo:color="#000000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fo:background-color="#e6e6ff"/>
      <style:text-properties fo:color="#000000" style:font-name="Arial" style:font-name-asian="WenQuanYi Zen Hei" style:font-name-complex="Lohit Devanagari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180</text:p>
          </table:table-cell>
          <table:table-cell table:number-columns-repeated="3"/>
          <table:table-cell table:style-name="ce2" office:value-type="string">
            <text:p>I N &lt;follow the list except for exists&gt;</text:p>
          </table:table-cell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A0</text:p>
          </table:table-cell>
          <table:table-cell table:number-columns-repeated="2"/>
          <table:table-cell office:value-type="string">
            <text:p>I A &lt;address&gt;</text:p>
          </table:table-cell>
          <table:table-cell office:value-type="string">
            <text:p>Addres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2"/>
          <table:table-cell table:style-name="ce5" office:value-type="string">
            <text:p>I X &lt;serial number&gt; </text:p>
          </table:table-cell>
          <table:table-cell table:style-name="ce9" office:value-type="string">
            <text:p>Serial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C0</text:p>
          </table:table-cell>
          <table:table-cell office:value-type="string">
            <text:p>0x2E0</text:p>
          </table:table-cell>
          <table:table-cell table:number-columns-repeated="2"/>
          <table:table-cell office:value-type="string">
            <text:p>I F &lt;kill at x hits&gt;&lt;at kill do what?&gt;</text:p>
          </table:table-cell>
          <table:table-cell office:value-type="string">
            <text:p>Fall Reaction – Hits to Kill</text:p>
          </table:table-cell>
          <table:table-cell table:number-columns-repeated="1018"/>
        </table:table-row>
        <table:table-row table:style-name="ro4">
          <table:table-cell office:value-type="string">
            <text:p>0x2E0</text:p>
          </table:table-cell>
          <table:table-cell office:value-type="string">
            <text:p>0x300</text:p>
          </table:table-cell>
          <table:table-cell table:number-columns-repeated="3"/>
          <table:table-cell office:value-type="string">
            <text:p>At Kill do what?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40</text:p>
          </table:table-cell>
          <table:table-cell table:number-columns-repeated="3"/>
          <table:table-cell table:style-name="ce2" office:value-type="string">
            <text:p>I G &lt;follow the list except for exists&gt;</text:p>
          </table:table-cell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4">
          <table:table-cell office:value-type="string">
            <text:p>0x340</text:p>
          </table:table-cell>
          <table:table-cell office:value-type="string">
            <text:p>0x3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44</text:p>
          </table:table-cell>
          <table:table-cell office:value-type="string">
            <text:p>0x3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48</text:p>
          </table:table-cell>
          <table:table-cell office:value-type="string">
            <text:p>0x3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4C</text:p>
          </table:table-cell>
          <table:table-cell office:value-type="string">
            <text:p>0x3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50</text:p>
          </table:table-cell>
          <table:table-cell office:value-type="string">
            <text:p>0x3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54</text:p>
          </table:table-cell>
          <table:table-cell office:value-type="string">
            <text:p>0x3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58</text:p>
          </table:table-cell>
          <table:table-cell office:value-type="string">
            <text:p>0x3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5C</text:p>
          </table:table-cell>
          <table:table-cell office:value-type="string">
            <text:p>0x3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60</text:p>
          </table:table-cell>
          <table:table-cell office:value-type="string">
            <text:p>0x3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64</text:p>
          </table:table-cell>
          <table:table-cell office:value-type="string">
            <text:p>0x3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68</text:p>
          </table:table-cell>
          <table:table-cell office:value-type="string">
            <text:p>0x3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6C</text:p>
          </table:table-cell>
          <table:table-cell office:value-type="string">
            <text:p>0x3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70</text:p>
          </table:table-cell>
          <table:table-cell office:value-type="string">
            <text:p>0x374</text:p>
          </table:table-cell>
          <table:table-cell table:style-name="ce2"/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74</text:p>
          </table:table-cell>
          <table:table-cell office:value-type="string">
            <text:p>0x3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8</text:p>
          </table:table-cell>
          <table:table-cell office:value-type="string">
            <text:p>0x3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C</text:p>
          </table:table-cell>
          <table:table-cell office:value-type="string">
            <text:p>0x3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C0</text:p>
          </table:table-cell>
          <table:table-cell table:number-columns-repeated="3"/>
          <table:table-cell office:value-type="string">
            <text:p>I T &lt;follow the list except for exists&gt;</text:p>
          </table:table-cell>
          <table:table-cell office:value-type="string">
            <text:p>Accessory THM parameters</text:p>
          </table:table-cell>
          <table:table-cell table:number-columns-repeated="1018"/>
        </table:table-row>
        <table:table-row table:style-name="ro4">
          <table:table-cell office:value-type="string">
            <text:p>0x3C0</text:p>
          </table:table-cell>
          <table:table-cell office:value-type="string">
            <text:p>0x3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C4</text:p>
          </table:table-cell>
          <table:table-cell office:value-type="string">
            <text:p>0x3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C8</text:p>
          </table:table-cell>
          <table:table-cell office:value-type="string">
            <text:p>0x3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CC</text:p>
          </table:table-cell>
          <table:table-cell office:value-type="string">
            <text:p>0x3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D0</text:p>
          </table:table-cell>
          <table:table-cell office:value-type="string">
            <text:p>0x3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D4</text:p>
          </table:table-cell>
          <table:table-cell office:value-type="string">
            <text:p>0x3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D8</text:p>
          </table:table-cell>
          <table:table-cell office:value-type="string">
            <text:p>0x3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DC</text:p>
          </table:table-cell>
          <table:table-cell office:value-type="string">
            <text:p>0x3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E0</text:p>
          </table:table-cell>
          <table:table-cell office:value-type="string">
            <text:p>0x3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E4</text:p>
          </table:table-cell>
          <table:table-cell office:value-type="string">
            <text:p>0x3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E8</text:p>
          </table:table-cell>
          <table:table-cell office:value-type="string">
            <text:p>0x3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EC</text:p>
          </table:table-cell>
          <table:table-cell office:value-type="string">
            <text:p>0x3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F0</text:p>
          </table:table-cell>
          <table:table-cell office:value-type="string">
            <text:p>0x3F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F4</text:p>
          </table:table-cell>
          <table:table-cell office:value-type="string">
            <text:p>0x3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8</text:p>
          </table:table-cell>
          <table:table-cell office:value-type="string">
            <text:p>0x3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C</text:p>
          </table:table-cell>
          <table:table-cell office:value-type="string">
            <text:p>0x4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&lt;was used&gt;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Reverse Default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500</text:p>
          </table:table-cell>
          <table:table-cell office:value-type="string">
            <text:p>0x54F</text:p>
          </table:table-cell>
          <table:table-cell table:number-columns-repeated="3"/>
          <table:table-cell office:value-type="string">
            <text:p>Radio Frequency</text:p>
          </table:table-cell>
          <table:table-cell table:number-columns-repeated="1018"/>
        </table:table-row>
        <table:table-row table:style-name="ro4">
          <table:table-cell office:value-type="string">
            <text:p>0x550</text:p>
          </table:table-cell>
          <table:table-cell office:value-type="string">
            <text:p>0x553</text:p>
          </table:table-cell>
          <table:table-cell table:number-columns-repeated="3"/>
          <table:table-cell office:value-type="string">
            <text:p>Radio Power Low</text:p>
          </table:table-cell>
          <table:table-cell table:number-columns-repeated="1018"/>
        </table:table-row>
        <table:table-row table:style-name="ro4">
          <table:table-cell office:value-type="string">
            <text:p>0x554</text:p>
          </table:table-cell>
          <table:table-cell office:value-type="string">
            <text:p>0x557</text:p>
          </table:table-cell>
          <table:table-cell table:number-columns-repeated="3"/>
          <table:table-cell office:value-type="string">
            <text:p>Radio Power High</text:p>
          </table:table-cell>
          <table:table-cell table:number-columns-repeated="1018"/>
        </table:table-row>
        <table:table-row table:style-name="ro4">
          <table:table-cell office:value-type="string">
            <text:p>0x558</text:p>
          </table:table-cell>
          <table:table-cell office:value-type="string">
            <text:p>0x55B</text:p>
          </table:table-cell>
          <table:table-cell table:number-columns-repeated="3"/>
          <table:table-cell office:value-type="string">
            <text:p>Radio Parameters written to radio (char, Y/N)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55C</text:p>
          </table:table-cell>
          <table:table-cell table:style-name="ce3" office:value-type="string">
            <text:p>0x55F</text:p>
          </table:table-cell>
          <table:table-cell table:style-name="ce3" table:number-columns-repeated="2"/>
          <table:table-cell table:style-name="ce3" office:value-type="string">
            <text:p>I Q &lt;docking end&gt;</text:p>
          </table:table-cell>
          <table:table-cell table:style-name="ce3" office:value-type="string">
            <text:p>Default Docking Station End</text:p>
          </table:table-cell>
          <table:table-cell table:style-name="ce3" table:number-columns-repeated="1018"/>
        </table:table-row>
        <table:table-row table:style-name="ro4">
          <table:table-cell table:style-name="ce2" office:value-type="string">
            <text:p>0x560</text:p>
          </table:table-cell>
          <table:table-cell table:style-name="ce2" office:value-type="string">
            <text:p>0x563</text:p>
          </table:table-cell>
          <table:table-cell table:style-name="ce2" table:number-columns-repeated="2"/>
          <table:table-cell table:style-name="ce2" office:value-type="string">
            <text:p>I Z &lt;home end&gt;</text:p>
          </table:table-cell>
          <table:table-cell table:style-name="ce2" office:value-type="string">
            <text:p>Default home end</text:p>
          </table:table-cell>
          <table:table-cell table:style-name="ce2" table:number-columns-repeated="1018"/>
        </table:table-row>
        <table:table-row table:style-name="ro4">
          <table:table-cell table:style-name="ce3" office:value-type="string">
            <text:p>0x564</text:p>
          </table:table-cell>
          <table:table-cell table:style-name="ce3" office:value-type="string">
            <text:p>0x56B</text:p>
          </table:table-cell>
          <table:table-cell table:style-name="ce3" table:number-columns-repeated="2"/>
          <table:table-cell table:style-name="ce3" office:value-type="string">
            <text:p>J A &lt;version&gt;</text:p>
          </table:table-cell>
          <table:table-cell table:style-name="ce3" office:value-type="string">
            <text:p>Major Flash Version</text:p>
          </table:table-cell>
          <table:table-cell table:style-name="ce3" table:number-columns-repeated="1018"/>
        </table:table-row>
        <table:table-row table:style-name="ro4">
          <table:table-cell table:style-name="ce6" office:value-type="string">
            <text:p>0x56C</text:p>
          </table:table-cell>
          <table:table-cell table:style-name="ce2" office:value-type="string">
            <text:p>0x573</text:p>
          </table:table-cell>
          <table:table-cell table:style-name="ce2" table:number-columns-repeated="2"/>
          <table:table-cell table:style-name="ce2" office:value-type="string">
            <text:p>J B &lt;version&gt;</text:p>
          </table:table-cell>
          <table:table-cell table:style-name="ce2" office:value-type="string">
            <text:p>Minor Flash Version</text:p>
          </table:table-cell>
          <table:table-cell table:style-name="ce2" table:number-columns-repeated="1018"/>
        </table:table-row>
        <table:table-row table:style-name="ro4">
          <table:table-cell table:style-name="ce3" office:value-type="string">
            <text:p>0x574</text:p>
          </table:table-cell>
          <table:table-cell table:style-name="ce3" office:value-type="string">
            <text:p>0x577</text:p>
          </table:table-cell>
          <table:table-cell table:style-name="ce3" table:number-columns-repeated="2"/>
          <table:table-cell table:style-name="ce3" office:value-type="string">
            <text:p>J D &lt;track length&gt;</text:p>
          </table:table-cell>
          <table:table-cell table:style-name="ce3" office:value-type="string">
            <text:p>Length of MIT/MAT Track</text:p>
          </table:table-cell>
          <table:table-cell table:style-name="ce3" table:number-columns-repeated="1018"/>
        </table:table-row>
        <table:table-row table:style-name="ro4">
          <table:table-cell table:style-name="ce2" office:value-type="string">
            <text:p>0x578</text:p>
          </table:table-cell>
          <table:table-cell table:style-name="ce2" office:value-type="string">
            <text:p>0x597</text:p>
          </table:table-cell>
          <table:table-cell table:style-name="ce2" table:number-columns-repeated="2"/>
          <table:table-cell table:style-name="ce2" office:value-type="string">
            <text:p>J E &lt;static ip&gt;</text:p>
          </table:table-cell>
          <table:table-cell table:style-name="ce2" office:value-type="string">
            <text:p>The static IP of the mover.</text:p>
          </table:table-cell>
          <table:table-cell table:style-name="ce2" table:number-columns-repeated="1018"/>
        </table:table-row>
        <table:table-row table:style-name="ro4">
          <table:table-cell table:style-name="ce7" office:value-type="string">
            <text:p>0x600</text:p>
          </table:table-cell>
          <table:table-cell table:style-name="ce7"/>
          <table:table-cell table:style-name="ce8" table:number-columns-repeated="2"/>
          <table:table-cell table:style-name="ce8" office:value-type="string">
            <text:p>J F &lt;BES Trigger 1&gt;</text:p>
          </table:table-cell>
          <table:table-cell table:style-name="ce7" office:value-type="string">
            <text:p>BES Trigger 1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00</text:p>
          </table:table-cell>
          <table:table-cell table:style-name="ce7" office:value-type="string">
            <text:p>0x604</text:p>
          </table:table-cell>
          <table:table-cell table:style-name="ce8" table:number-columns-repeated="3"/>
          <table:table-cell table:style-name="ce7" office:value-type="string">
            <text:p>exists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04</text:p>
          </table:table-cell>
          <table:table-cell table:style-name="ce7" office:value-type="string">
            <text:p>0x608</text:p>
          </table:table-cell>
          <table:table-cell table:style-name="ce8" table:number-columns-repeated="3"/>
          <table:table-cell table:style-name="ce7" office:value-type="string">
            <text:p>Activate soon or immediate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08</text:p>
          </table:table-cell>
          <table:table-cell table:style-name="ce7" office:value-type="string">
            <text:p>0x60C</text:p>
          </table:table-cell>
          <table:table-cell table:style-name="ce8" table:number-columns-repeated="3"/>
          <table:table-cell table:style-name="ce7" office:value-type="string">
            <text:p>Active on full expose, partial expose, or during partial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0C</text:p>
          </table:table-cell>
          <table:table-cell table:style-name="ce7" office:value-type="string">
            <text:p>0x610</text:p>
          </table:table-cell>
          <table:table-cell table:style-name="ce8" table:number-columns-repeated="3"/>
          <table:table-cell table:style-name="ce7" office:value-type="string">
            <text:p>Activate or deactivate on hit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10</text:p>
          </table:table-cell>
          <table:table-cell table:style-name="ce7" office:value-type="string">
            <text:p>0x614</text:p>
          </table:table-cell>
          <table:table-cell table:style-name="ce8" table:number-columns-repeated="3"/>
          <table:table-cell table:style-name="ce7" office:value-type="string">
            <text:p>Activate or deactivate on kill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14</text:p>
          </table:table-cell>
          <table:table-cell table:style-name="ce7" office:value-type="string">
            <text:p>0x618</text:p>
          </table:table-cell>
          <table:table-cell table:style-name="ce8" table:number-columns-repeated="3"/>
          <table:table-cell table:style-name="ce7" office:value-type="string">
            <text:p>Milliseconds on time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18</text:p>
          </table:table-cell>
          <table:table-cell table:style-name="ce7" office:value-type="string">
            <text:p>0x61C</text:p>
          </table:table-cell>
          <table:table-cell table:style-name="ce8" table:number-columns-repeated="3"/>
          <table:table-cell table:style-name="ce7" office:value-type="string">
            <text:p>Milliseconds off time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1C</text:p>
          </table:table-cell>
          <table:table-cell table:style-name="ce7" office:value-type="string">
            <text:p>0x620</text:p>
          </table:table-cell>
          <table:table-cell table:style-name="ce8" table:number-columns-repeated="3"/>
          <table:table-cell table:style-name="ce7" office:value-type="string">
            <text:p>Half-seconds start delay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20</text:p>
          </table:table-cell>
          <table:table-cell table:style-name="ce7" office:value-type="string">
            <text:p>0x624</text:p>
          </table:table-cell>
          <table:table-cell table:style-name="ce8" table:number-columns-repeated="3"/>
          <table:table-cell table:style-name="ce7" office:value-type="string">
            <text:p>Half-seconds repeat delay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24</text:p>
          </table:table-cell>
          <table:table-cell table:style-name="ce7" office:value-type="string">
            <text:p>0x628</text:p>
          </table:table-cell>
          <table:table-cell table:style-name="ce8" table:number-columns-repeated="3"/>
          <table:table-cell table:style-name="ce7" office:value-type="string">
            <text:p>Repeat count or infinite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28</text:p>
          </table:table-cell>
          <table:table-cell table:style-name="ce7" office:value-type="string">
            <text:p>0x62C</text:p>
          </table:table-cell>
          <table:table-cell table:style-name="ce8" table:number-columns-repeated="3"/>
          <table:table-cell table:style-name="ce7" office:value-type="string">
            <text:p>ex1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2C</text:p>
          </table:table-cell>
          <table:table-cell table:style-name="ce7" office:value-type="string">
            <text:p>0x630</text:p>
          </table:table-cell>
          <table:table-cell table:style-name="ce8" table:number-columns-repeated="3"/>
          <table:table-cell table:style-name="ce7" office:value-type="string">
            <text:p>ex2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30</text:p>
          </table:table-cell>
          <table:table-cell table:style-name="ce7" office:value-type="string">
            <text:p>0x634</text:p>
          </table:table-cell>
          <table:table-cell table:style-name="ce8" table:number-columns-repeated="3"/>
          <table:table-cell table:style-name="ce7" office:value-type="string">
            <text:p>How many trigger events per shot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34</text:p>
          </table:table-cell>
          <table:table-cell table:style-name="ce7" office:value-type="string">
            <text:p>0x638</text:p>
          </table:table-cell>
          <table:table-cell table:style-name="ce8" table:number-columns-repeated="3"/>
          <table:table-cell table:style-name="ce7" office:value-type="string">
            <text:p>&lt;currently not used&gt;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38</text:p>
          </table:table-cell>
          <table:table-cell table:style-name="ce7" office:value-type="string">
            <text:p>0x63C</text:p>
          </table:table-cell>
          <table:table-cell table:style-name="ce8" table:number-columns-repeated="3"/>
          <table:table-cell table:style-name="ce7" office:value-type="string">
            <text:p>&lt;currently not used&gt;</text:p>
          </table:table-cell>
          <table:table-cell table:style-name="ce8" table:number-columns-repeated="1018"/>
        </table:table-row>
        <table:table-row table:style-name="ro4">
          <table:table-cell table:style-name="ce7" office:value-type="string">
            <text:p>0x63C</text:p>
          </table:table-cell>
          <table:table-cell table:style-name="ce7" office:value-type="string">
            <text:p>0x640</text:p>
          </table:table-cell>
          <table:table-cell table:style-name="ce8" table:number-columns-repeated="3"/>
          <table:table-cell table:style-name="ce7" office:value-type="string">
            <text:p>&lt;currently not used&gt;</text:p>
          </table:table-cell>
          <table:table-cell table:style-name="ce8" table:number-columns-repeated="1018"/>
        </table:table-row>
        <table:table-row table:style-name="ro4">
          <table:table-cell office:value-type="string">
            <text:p>0x640</text:p>
          </table:table-cell>
          <table:table-cell table:number-columns-repeated="3"/>
          <table:table-cell table:style-name="ce2" office:value-type="string">
            <text:p>J G &lt;follow the list except for exists&gt;</text:p>
          </table:table-cell>
          <table:table-cell office:value-type="string">
            <text:p>BES Trigger 2</text:p>
          </table:table-cell>
          <table:table-cell table:number-columns-repeated="1018"/>
        </table:table-row>
        <table:table-row table:style-name="ro4">
          <table:table-cell office:value-type="string">
            <text:p>0x640</text:p>
          </table:table-cell>
          <table:table-cell office:value-type="string">
            <text:p>0x6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644</text:p>
          </table:table-cell>
          <table:table-cell office:value-type="string">
            <text:p>0x6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648</text:p>
          </table:table-cell>
          <table:table-cell office:value-type="string">
            <text:p>0x6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64C</text:p>
          </table:table-cell>
          <table:table-cell office:value-type="string">
            <text:p>0x6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650</text:p>
          </table:table-cell>
          <table:table-cell office:value-type="string">
            <text:p>0x6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654</text:p>
          </table:table-cell>
          <table:table-cell office:value-type="string">
            <text:p>0x6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658</text:p>
          </table:table-cell>
          <table:table-cell office:value-type="string">
            <text:p>0x6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65C</text:p>
          </table:table-cell>
          <table:table-cell office:value-type="string">
            <text:p>0x6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660</text:p>
          </table:table-cell>
          <table:table-cell office:value-type="string">
            <text:p>0x6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664</text:p>
          </table:table-cell>
          <table:table-cell office:value-type="string">
            <text:p>0x6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668</text:p>
          </table:table-cell>
          <table:table-cell office:value-type="string">
            <text:p>0x6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66C</text:p>
          </table:table-cell>
          <table:table-cell office:value-type="string">
            <text:p>0x6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670</text:p>
          </table:table-cell>
          <table:table-cell office:value-type="string">
            <text:p>0x674</text:p>
          </table:table-cell>
          <table:table-cell table:style-name="ce2"/>
          <table:table-cell table:number-columns-repeated="2"/>
          <table:table-cell office:value-type="string">
            <text:p>How many trigger events per shot</text:p>
          </table:table-cell>
          <table:table-cell table:number-columns-repeated="1018"/>
        </table:table-row>
        <table:table-row table:style-name="ro4">
          <table:table-cell office:value-type="string">
            <text:p>0x674</text:p>
          </table:table-cell>
          <table:table-cell office:value-type="string">
            <text:p>0x6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678</text:p>
          </table:table-cell>
          <table:table-cell office:value-type="string">
            <text:p>0x6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67C</text:p>
          </table:table-cell>
          <table:table-cell office:value-type="string">
            <text:p>0x6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680</text:p>
          </table:table-cell>
          <table:table-cell table:style-name="ce5" table:number-columns-repeated="3"/>
          <table:table-cell table:style-name="ce3" office:value-type="string">
            <text:p>J H &lt;follow the list except for exists&gt;</text:p>
          </table:table-cell>
          <table:table-cell table:style-name="ce5" office:value-type="string">
            <text:p>BES Trigger 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80</text:p>
          </table:table-cell>
          <table:table-cell table:style-name="ce5" office:value-type="string">
            <text:p>0x6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84</text:p>
          </table:table-cell>
          <table:table-cell table:style-name="ce5" office:value-type="string">
            <text:p>0x6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88</text:p>
          </table:table-cell>
          <table:table-cell table:style-name="ce5" office:value-type="string">
            <text:p>0x6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8C</text:p>
          </table:table-cell>
          <table:table-cell table:style-name="ce5" office:value-type="string">
            <text:p>0x6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90</text:p>
          </table:table-cell>
          <table:table-cell table:style-name="ce5" office:value-type="string">
            <text:p>0x6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94</text:p>
          </table:table-cell>
          <table:table-cell table:style-name="ce5" office:value-type="string">
            <text:p>0x6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98</text:p>
          </table:table-cell>
          <table:table-cell table:style-name="ce5" office:value-type="string">
            <text:p>0x6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9C</text:p>
          </table:table-cell>
          <table:table-cell table:style-name="ce5" office:value-type="string">
            <text:p>0x6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A0</text:p>
          </table:table-cell>
          <table:table-cell table:style-name="ce5" office:value-type="string">
            <text:p>0x6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A4</text:p>
          </table:table-cell>
          <table:table-cell table:style-name="ce5" office:value-type="string">
            <text:p>0x6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A8</text:p>
          </table:table-cell>
          <table:table-cell table:style-name="ce5" office:value-type="string">
            <text:p>0x6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AC</text:p>
          </table:table-cell>
          <table:table-cell table:style-name="ce5" office:value-type="string">
            <text:p>0x6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B0</text:p>
          </table:table-cell>
          <table:table-cell table:style-name="ce5" office:value-type="string">
            <text:p>0x6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B4</text:p>
          </table:table-cell>
          <table:table-cell table:style-name="ce5" office:value-type="string">
            <text:p>0x6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ow many trigger events per sho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B8</text:p>
          </table:table-cell>
          <table:table-cell table:style-name="ce5" office:value-type="string">
            <text:p>0x6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6BC</text:p>
          </table:table-cell>
          <table:table-cell table:style-name="ce5" office:value-type="string">
            <text:p>0x6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6C0</text:p>
          </table:table-cell>
          <table:table-cell table:number-columns-repeated="3"/>
          <table:table-cell office:value-type="string">
            <text:p>J I &lt;follow the list except for exists&gt;</text:p>
          </table:table-cell>
          <table:table-cell office:value-type="string">
            <text:p>BES Trigger 4</text:p>
          </table:table-cell>
          <table:table-cell table:number-columns-repeated="1018"/>
        </table:table-row>
        <table:table-row table:style-name="ro4">
          <table:table-cell office:value-type="string">
            <text:p>0x6C0</text:p>
          </table:table-cell>
          <table:table-cell office:value-type="string">
            <text:p>0x6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6C4</text:p>
          </table:table-cell>
          <table:table-cell office:value-type="string">
            <text:p>0x6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6C8</text:p>
          </table:table-cell>
          <table:table-cell office:value-type="string">
            <text:p>0x6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6CC</text:p>
          </table:table-cell>
          <table:table-cell office:value-type="string">
            <text:p>0x6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6D0</text:p>
          </table:table-cell>
          <table:table-cell office:value-type="string">
            <text:p>0x6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6D4</text:p>
          </table:table-cell>
          <table:table-cell office:value-type="string">
            <text:p>0x6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6D8</text:p>
          </table:table-cell>
          <table:table-cell office:value-type="string">
            <text:p>0x6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6DC</text:p>
          </table:table-cell>
          <table:table-cell office:value-type="string">
            <text:p>0x6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6E0</text:p>
          </table:table-cell>
          <table:table-cell office:value-type="string">
            <text:p>0x6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6E4</text:p>
          </table:table-cell>
          <table:table-cell office:value-type="string">
            <text:p>0x6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6E8</text:p>
          </table:table-cell>
          <table:table-cell office:value-type="string">
            <text:p>0x6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6EC</text:p>
          </table:table-cell>
          <table:table-cell office:value-type="string">
            <text:p>0x6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6F0</text:p>
          </table:table-cell>
          <table:table-cell office:value-type="string">
            <text:p>0x6F4</text:p>
          </table:table-cell>
          <table:table-cell table:number-columns-repeated="3"/>
          <table:table-cell office:value-type="string">
            <text:p>How many trigger events per shot</text:p>
          </table:table-cell>
          <table:table-cell table:number-columns-repeated="1018"/>
        </table:table-row>
        <table:table-row table:style-name="ro4">
          <table:table-cell office:value-type="string">
            <text:p>0x6F4</text:p>
          </table:table-cell>
          <table:table-cell office:value-type="string">
            <text:p>0x6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6F8</text:p>
          </table:table-cell>
          <table:table-cell office:value-type="string">
            <text:p>0x6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6FC</text:p>
          </table:table-cell>
          <table:table-cell office:value-type="string">
            <text:p>0x7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5/29/2013</text:date>, <text:time>11:0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3-05-29T11:07:25</dc:date>
    <meta:editing-duration>P2DT5H53M55S</meta:editing-duration>
    <meta:editing-cycles>50</meta:editing-cycles>
    <meta:generator>LibreOffice/3.4$Unix LibreOffice_project/340m1$Build-602</meta:generator>
    <dc:creator>Shelly Bjorkquist-Skuza</dc:creator>
    <meta:document-statistic meta:table-count="3" meta:cell-count="627" meta:object-count="0"/>
  </office:meta>
</office:document-meta>
</file>